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26200003BD86386F310.svm"/>
  <manifest:file-entry manifest:media-type="" manifest:full-path="Pictures/20000007000017C600001E647057A1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3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6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.908cm" svg:y="0.661cm" svg:width="6.685cm" svg:height="8.382cm" draw:z-index="1"><draw:image xlink:href="Pictures/20000007000017C600001E647057A143.svm" xlink:type="simple" xlink:show="embed" xlink:actuate="onLoad"/></draw:frame><draw:frame draw:style-name="fr1" draw:name="images1" text:anchor-type="paragraph" svg:x="8.195cm" svg:y="1.154cm" svg:width="0.61cm" svg:height="24.019cm" draw:z-index="0"><draw:image xlink:href="Pictures/200000070000026200003BD86386F310.svm" xlink:type="simple" xlink:show="embed" xlink:actuate="onLoad"/></draw:frame><draw:frame text:anchor-type="paragraph" draw:z-index="2" draw:style-name="gr1" draw:text-style-name="P1" svg:width="7.732cm" svg:height="14.526cm" svg:x="0.15cm" svg:y="9.703cm"><draw:text-box><text:p text:style-name="P1"><text:span text:style-name="T1">Florian Quiec </text:span></text:p><text:p><text:s text:c="2"/></text:p><text:p text:style-name="P1"><text:span text:style-name="T2"/></text:p><text:p text:style-name="P1"><text:span text:style-name="T2">12 rue de l’indépendance, </text:span></text:p><text:p text:style-name="P1"><text:span text:style-name="T2">56700 <text:s/>HENNEBONT.</text:span></text:p><text:p text:style-name="P1"><text:span text:style-name="T2"/></text:p><text:p text:style-name="P1"><text:span text:style-name="T2">07 84 66 29 59</text:span></text:p><text:p text:style-name="P1"><text:span text:style-name="T3"/></text:p><text:p text:style-name="P1"><text:span text:style-name="T3"><text:a xlink:href="mailto:florian.quiec@laposte.net">florian.quiec@laposte.net</text:a></text:span></text:p><text:p text:style-name="P1"><text:span text:style-name="T3"/></text:p><text:p text:style-name="P1"><text:span text:style-name="T3">27 ans.</text:span></text:p><text:p text:style-name="P1"><text:span text:style-name="T4">Permis B+ véhicule</text:span></text:p><text:p text:style-name="P1"><text:span text:style-name="T3">PSC1(2015)</text:span></text:p><text:p text:style-name="P1"><text:span text:style-name="T3">Anglais (courant)</text:span></text:p><text:p text:style-name="P1"><text:span text:style-name="T3"/></text:p><text:p><text:span text:style-name="T5">Formation</text:span></text:p><text:p>2018: <text:span text:style-name="T6">AFPR Stratifieur – mouleur - prototypiste</text:span></text:p><text:p/><text:p>2017 <text:s/>: Master 1 d'Océanographie générale.</text:p><text:p/><text:p>2010 : Baccalauréat série S.</text:p></draw:text-box></draw:frame><draw:frame text:anchor-type="paragraph" draw:z-index="3" draw:style-name="gr2" svg:width="7.488cm" svg:height="26.944cm" svg:x="9.267cm" svg:y="1.011cm"><draw:text-box draw:corner-radius="2.889cm"><text:p><text:span text:style-name="T7"/></text:p><text:p><text:span text:style-name="T7">Emploi/Stage</text:span></text:p><text:p><text:span text:style-name="T8">Depuis</text:span><text:span text:style-name="T9"> Février 2018 :Stratifieur </text:span><text:span text:style-name="T8">chez</text:span><text:span text:style-name="T9"> Technologie marine </text:span><text:span text:style-name="T8">(C. Capelle)</text:span><text:span text:style-name="T9"> . </text:span></text:p><text:p><text:span text:style-name="T7"/></text:p><text:p><text:span text:style-name="T7">Compétences/habileté</text:span></text:p><text:p><text:span text:style-name="T10"/></text:p><text:p><text:span text:style-name="T10">Travail du bois (notion)</text:span></text:p><text:p><text:span text:style-name="T11">Matelotage (amateur)</text:span></text:p><text:p><text:span text:style-name="T11"/></text:p><text:p><text:span text:style-name="T11">Preparation de surface avant peinture, collage ou stratification</text:span></text:p><text:p><text:span text:style-name="T11"/></text:p><text:p><text:span text:style-name="T11">Découpe de tissus</text:span></text:p><text:p><text:span text:style-name="T11">Stratification au</text:span><text:span text:style-name="T12"> contact/sous vide</text:span><text:span text:style-name="T11"> </text:span></text:p><text:p><text:span text:style-name="T11">Systeme </text:span><text:span text:style-name="T12">epoxy et polyester</text:span></text:p><text:p><text:span text:style-name="T11"/></text:p><text:p><text:span text:style-name="T11">Drapage</text:span></text:p><text:p><text:span text:style-name="T11">Preparation des</text:span><text:span text:style-name="T12"> infusion</text:span><text:span text:style-name="T11"> (pose des peripherique, compactage <text:s/>test de vide)</text:span></text:p><text:p><text:span text:style-name="T11"/></text:p><text:p><text:span text:style-name="T11">Assemblage de préforme,</text:span><text:span text:style-name="T12"> mesure, lecture de plan</text:span><text:span text:style-name="T11">.</text:span></text:p><text:p><text:span text:style-name="T11"/></text:p><text:p><text:span text:style-name="T11">Maitrise des cycle enduit,calage manuel jusqu'à obtention de la forme et de l'état de surface voulu.</text:span></text:p><text:p><text:span text:style-name="T11"/></text:p><text:p><text:span text:style-name="T11">Ajustage, collage de cloison ou autre amenagement</text:span></text:p><text:p><text:span text:style-name="T11"/></text:p><text:p><text:span text:style-name="T11">Réparation polyester/epoxy</text:span></text:p><text:p><text:span text:style-name="T11">Bonne maîtrise du vocabulaire specialisé.</text:span></text:p><text:p><text:span text:style-name="T11">Maintenace de 1er niveaux des outils.</text:span></text:p><text:p><text:span text:style-name="T11"/></text:p><text:p><text:span text:style-name="T7">Centres d’intérêt</text:span></text:p><text:p>Voile (pratique régulière, régate).</text:p><text:p>Spéléologie (pratique régulière).</text:p><text:p>Plongée (N1).</text:p><text:p>Modelisme <text:s/></text:p><text:p>.</text:p><text:p/><text:p><text:span text:style-name="T7">Informatique</text:span></text:p><text:p>Bureautique courante. </text:p><text:p>Logiciels spécialisés : rhino.</text:p><text:p>Programmation : Base de python et C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8:57:23.53</meta:creation-date>
    <dc:date>2019-04-16T12:10:43.98</dc:date>
    <meta:editing-duration>PT37M29S</meta:editing-duration>
    <meta:editing-cycles>10</meta:editing-cycles>
    <meta:generator>OpenOffice/4.1.5$Win32 OpenOffice.org_project/415m1$Build-9789</meta:generator>
    <meta:document-statistic meta:table-count="0" meta:image-count="2" meta:object-count="0" meta:page-count="1" meta:paragraph-count="0" meta:word-count="0" meta:character-count="0"/>
  </office:meta>
</office:document-meta>
</file>